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86b73" style:font-weight-asian="bold" style:font-weight-complex="bold"/>
    </style:style>
    <style:style style:name="P3" style:family="paragraph" style:parent-style-name="Standard">
      <style:text-properties fo:font-weight="bold" officeooo:rsid="0018ed54" officeooo:paragraph-rsid="0018ed54" style:font-weight-asian="bold" style:font-weight-complex="bold"/>
    </style:style>
    <style:style style:name="P4" style:family="paragraph" style:parent-style-name="Standard" style:list-style-name="L1">
      <style:text-properties fo:font-weight="bold" officeooo:rsid="001c1b95" officeooo:paragraph-rsid="001ca854" style:font-weight-asian="bold" style:font-weight-complex="bold"/>
    </style:style>
    <style:style style:name="P5" style:family="paragraph" style:parent-style-name="Standard" style:list-style-name="L1">
      <style:text-properties fo:font-weight="bold" officeooo:rsid="001c1b95" officeooo:paragraph-rsid="001db185" style:font-weight-asian="bold" style:font-weight-complex="bold"/>
    </style:style>
    <style:style style:name="P6" style:family="paragraph" style:parent-style-name="Standard">
      <style:text-properties fo:font-weight="bold" officeooo:rsid="001c1b95" officeooo:paragraph-rsid="001db185" style:font-weight-asian="bold" style:font-weight-complex="bold"/>
    </style:style>
    <style:style style:name="P7" style:family="paragraph" style:parent-style-name="Standard">
      <style:text-properties fo:font-weight="bold" officeooo:rsid="001c1b95" officeooo:paragraph-rsid="001f1fe5" style:font-weight-asian="bold" style:font-weight-complex="bold"/>
    </style:style>
    <style:style style:name="P8" style:family="paragraph" style:parent-style-name="Standard">
      <style:text-properties fo:font-weight="bold" officeooo:rsid="001c1b95" officeooo:paragraph-rsid="0022b75f" style:font-weight-asian="bold" style:font-weight-complex="bold"/>
    </style:style>
    <style:style style:name="P9" style:family="paragraph" style:parent-style-name="Standard" style:list-style-name="L2">
      <style:text-properties fo:font-weight="bold" officeooo:rsid="001f1fe5" officeooo:paragraph-rsid="001f1fe5" style:font-weight-asian="bold" style:font-weight-complex="bold"/>
    </style:style>
    <style:style style:name="P10" style:family="paragraph" style:parent-style-name="Standard">
      <style:text-properties fo:font-weight="bold" officeooo:rsid="001f1fe5" officeooo:paragraph-rsid="001f1fe5" style:font-weight-asian="bold" style:font-weight-complex="bold"/>
    </style:style>
    <style:style style:name="P11" style:family="paragraph" style:parent-style-name="Standard">
      <style:text-properties fo:font-weight="bold" officeooo:rsid="00206d9e" officeooo:paragraph-rsid="00206d9e" style:font-weight-asian="bold" style:font-weight-complex="bold"/>
    </style:style>
    <style:style style:name="P12" style:family="paragraph" style:parent-style-name="Standard">
      <style:text-properties fo:font-weight="bold" officeooo:rsid="00206d9e" officeooo:paragraph-rsid="0020eda9" style:font-weight-asian="bold" style:font-weight-complex="bold"/>
    </style:style>
    <style:style style:name="P13" style:family="paragraph" style:parent-style-name="Standard">
      <style:text-properties fo:font-weight="bold" officeooo:rsid="0020eda9" officeooo:paragraph-rsid="0020eda9" style:font-weight-asian="bold" style:font-weight-complex="bold"/>
    </style:style>
    <style:style style:name="P14" style:family="paragraph" style:parent-style-name="Standard" style:list-style-name="L4">
      <style:text-properties fo:font-weight="bold" officeooo:rsid="0022b75f" officeooo:paragraph-rsid="0022b75f" style:font-weight-asian="bold" style:font-weight-complex="bold"/>
    </style:style>
    <style:style style:name="P15" style:family="paragraph" style:parent-style-name="Standard">
      <style:text-properties fo:font-weight="bold" officeooo:rsid="00230f4e" officeooo:paragraph-rsid="0020eda9" style:font-weight-asian="bold" style:font-weight-complex="bold"/>
    </style:style>
    <style:style style:name="P16" style:family="paragraph" style:parent-style-name="Standard">
      <style:text-properties fo:font-weight="bold" officeooo:rsid="00230f4e" officeooo:paragraph-rsid="00230f4e" style:font-weight-asian="bold" style:font-weight-complex="bold"/>
    </style:style>
    <style:style style:name="P17" style:family="paragraph" style:parent-style-name="Standard" style:list-style-name="L5">
      <style:text-properties fo:font-weight="bold" officeooo:rsid="00230f4e" officeooo:paragraph-rsid="00230f4e" style:font-weight-asian="bold" style:font-weight-complex="bold"/>
    </style:style>
    <style:style style:name="P18" style:family="paragraph" style:parent-style-name="Standard">
      <style:text-properties fo:font-weight="normal" officeooo:rsid="00186b73" style:font-weight-asian="normal" style:font-weight-complex="normal"/>
    </style:style>
    <style:style style:name="P19" style:family="paragraph" style:parent-style-name="Standard">
      <style:text-properties fo:font-weight="normal" officeooo:rsid="00186b73" officeooo:paragraph-rsid="00186b73" style:font-weight-asian="normal" style:font-weight-complex="normal"/>
    </style:style>
    <style:style style:name="P20" style:family="paragraph" style:parent-style-name="Standard">
      <style:text-properties fo:font-weight="normal" officeooo:rsid="0018ed54" officeooo:paragraph-rsid="0018ed54" style:font-weight-asian="normal" style:font-weight-complex="normal"/>
    </style:style>
    <style:style style:name="P21" style:family="paragraph" style:parent-style-name="Standard">
      <style:text-properties fo:font-weight="normal" officeooo:rsid="0018f35a" officeooo:paragraph-rsid="0018f35a" style:font-weight-asian="normal" style:font-weight-complex="normal"/>
    </style:style>
    <style:style style:name="P22" style:family="paragraph" style:parent-style-name="Standard">
      <style:text-properties fo:font-weight="normal" officeooo:rsid="0018f35a" officeooo:paragraph-rsid="001b5b41" style:font-weight-asian="normal" style:font-weight-complex="normal"/>
    </style:style>
    <style:style style:name="P23" style:family="paragraph" style:parent-style-name="Standard">
      <style:text-properties fo:font-weight="normal" officeooo:rsid="0018f35a" officeooo:paragraph-rsid="001c1b95" style:font-weight-asian="normal" style:font-weight-complex="normal"/>
    </style:style>
    <style:style style:name="P24" style:family="paragraph" style:parent-style-name="Standard" style:list-style-name="L6">
      <style:text-properties fo:font-weight="normal" officeooo:rsid="00230f4e" officeooo:paragraph-rsid="00230f4e" style:font-weight-asian="normal" style:font-weight-complex="normal"/>
    </style:style>
    <style:style style:name="P25" style:family="paragraph" style:parent-style-name="Standard">
      <style:text-properties fo:font-weight="normal" officeooo:rsid="00230f4e" officeooo:paragraph-rsid="00230f4e" style:font-weight-asian="normal" style:font-weight-complex="normal"/>
    </style:style>
    <style:style style:name="P26" style:family="paragraph" style:parent-style-name="Standard" style:list-style-name="L7">
      <style:text-properties fo:font-weight="normal" officeooo:rsid="00230f4e" officeooo:paragraph-rsid="00230f4e" style:font-weight-asian="normal" style:font-weight-complex="normal"/>
    </style:style>
    <style:style style:name="T1" style:family="text">
      <style:text-properties officeooo:rsid="00186b73"/>
    </style:style>
    <style:style style:name="T2" style:family="text">
      <style:text-properties officeooo:rsid="001a2019"/>
    </style:style>
    <style:style style:name="T3" style:family="text">
      <style:text-properties officeooo:rsid="001b5b41"/>
    </style:style>
    <style:style style:name="T4" style:family="text">
      <style:text-properties officeooo:rsid="001c1b95"/>
    </style:style>
    <style:style style:name="T5" style:family="text">
      <style:text-properties fo:font-weight="normal" style:font-weight-asian="normal" style:font-weight-complex="normal"/>
    </style:style>
    <style:style style:name="T6" style:family="text">
      <style:text-properties fo:font-weight="normal" officeooo:rsid="001ca854" style:font-weight-asian="normal" style:font-weight-complex="normal"/>
    </style:style>
    <style:style style:name="T7" style:family="text">
      <style:text-properties fo:font-weight="normal" officeooo:rsid="001db185" style:font-weight-asian="normal" style:font-weight-complex="normal"/>
    </style:style>
    <style:style style:name="T8" style:family="text">
      <style:text-properties fo:font-weight="normal" officeooo:rsid="001f1fe5" style:font-weight-asian="normal" style:font-weight-complex="normal"/>
    </style:style>
    <style:style style:name="T9" style:family="text">
      <style:text-properties fo:font-weight="normal" officeooo:rsid="00206d9e" style:font-weight-asian="normal" style:font-weight-complex="normal"/>
    </style:style>
    <style:style style:name="T10" style:family="text">
      <style:text-properties fo:font-weight="normal" officeooo:rsid="0020eda9" style:font-weight-asian="normal" style:font-weight-complex="normal"/>
    </style:style>
    <style:style style:name="T11" style:family="text">
      <style:text-properties fo:font-weight="normal" officeooo:rsid="0022b75f" style:font-weight-asian="normal" style:font-weight-complex="normal"/>
    </style:style>
    <style:style style:name="T12" style:family="text">
      <style:text-properties fo:font-weight="normal" officeooo:rsid="00230f4e" style:font-weight-asian="normal" style:font-weight-complex="normal"/>
    </style:style>
    <style:style style:name="T13" style:family="text">
      <style:text-properties officeooo:rsid="001ca854"/>
    </style:style>
    <style:style style:name="T14" style:family="text">
      <style:text-properties officeooo:rsid="001db185"/>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p>
      <text:p text:style-name="P2"/>
      <text:p text:style-name="P2"/>
      <text:p text:style-name="P2"/>
      <text:p text:style-name="P2"/>
      <text:p text:style-name="P2"/>
      <text:p text:style-name="P2"/>
      <text:p text:style-name="P2"/>
      <text:p text:style-name="P2"/>
      <text:p text:style-name="P2"><text:span text:style-name="T1"><text:tab/><text:tab/><text:tab/><text:tab/><text:tab/></text:span></text:p>
      <text:p text:style-name="P2"><text:span text:style-name="T1"><text:tab/><text:tab/><text:tab/><text:tab/> <text:s text:c="10"/>DESIGN DOCUMENT</text:span></text:p>
      <text:p text:style-name="P1"><text:tab/><text:tab/><text:tab/><text:tab/><text:tab/><text:tab/> <text:s text:c="2"/><text:span text:style-name="T1">FOR</text:span></text:p>
      <text:p text:style-name="P1"><text:tab/><text:tab/><text:tab/><text:tab/> <text:s text:c="4"/><text:span text:style-name="T1">INFROMATION RETRIEVAL</text:span></text:p>
      <text:p text:style-name="P1"><text:tab/><text:tab/><text:tab/><text:tab/><text:tab/> <text:s text:c="4"/><text:span text:style-name="T1">ASSIGNMENT 1</text:span></text:p>
      <text:p text:style-name="P18"/>
      <text:p text:style-name="P19"><text:tab/><text:tab/><text:tab/><text:tab/><text:tab/><text:tab/><text:tab/><text:tab/><text:tab/><text:tab/>By:</text:p>
      <text:p text:style-name="P19"><text:tab/><text:tab/><text:tab/><text:tab/><text:tab/><text:tab/><text:tab/><text:tab/><text:tab/><text:tab/>Krishna Vamshi Aruru</text:p>
      <text:p text:style-name="P19"><text:tab/><text:tab/><text:tab/><text:tab/><text:tab/><text:tab/><text:tab/><text:tab/><text:tab/><text:tab/>Harshith Thonupunoori</text:p>
      <text:p text:style-name="P19"><text:tab/><text:tab/><text:tab/><text:tab/><text:tab/><text:tab/><text:tab/><text:tab/><text:tab/><text:tab/>Indraneel Nallam</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3">Purpose:</text:p>
      <text:p text:style-name="P3"/>
      <text:p text:style-name="P20">Information Retrieval is the activity of obtaining information sources relevant to a user’s information need. There are multiple algorithms that could be employed to retrieve the required documents. Two of them are Boolean Retrieval and Vector Space Ranking.</text:p>
      <text:p text:style-name="P20"/>
      <text:p text:style-name="P20">The purpose of this project is to retrieve documents from a static corpus relevant to a user’s query by using a combination of both Boolean and Vector space model. User is exposed to a graphical interface that can be accessed from a browser. In response to a query given by user – which indicates an information need – top 20 documents relevant to the intormation need are retrieved and displayed. <text:span text:style-name="T2">This is a domain specific search as the documents in the corpus are all related to ‘Space’.</text:span></text:p>
      <text:p text:style-name="P20"/>
      <text:p text:style-name="P20"/>
      <text:p text:style-name="P3">High-Level modules and Data structures used:</text:p>
      <text:p text:style-name="P3"/>
      <text:p text:style-name="P21">The entire code is organized in a module named Searcher. Searcher defines 3 classes, Searcher, IndexBuilder, EditDistance.</text:p>
      <text:p text:style-name="P21"><text:s/></text:p>
      <text:p text:style-name="P21">Class Searcher defines various methods to retrieve required documents and is exposed to the user interface. Class Edit Distance calculates levenshtein distance between two given words and is used to offer suggestions. Class IndexBuilder is of interest and shall be explained in detail here. ( Class Searcher shall be explained in detail in the assumptions/design section).</text:p>
      <text:p text:style-name="P21"/>
      <text:p text:style-name="P22">First step in building <text:span text:style-name="T2">any information Retrieval engine is to prepare a data structure before hand, so that the time taken to return relevant documents is minimized. In this project, the data structure used is an invertd index. There were three different kinds of inverted index used for this project:</text:span></text:p>
      <text:p text:style-name="P22"/>
      <text:p text:style-name="P22"><text:span text:style-name="T3">1) Dictinary of Dictionaries (named dictionary2.db), to maintain posting lists ( a list of documents and each document’s tf-idf-cosine score wrt to the key) of each unique word in the corpus.</text:span></text:p>
      <text:p text:style-name="P22"/>
      <text:p text:style-name="P22"><text:span text:style-name="T3">2) Dictionary with String keys and Set values (named titles.db) to store posting lists ( a list of documents whose title contain’s the key) of each unique word of titles of all documents in the corpus</text:span></text:p>
      <text:p text:style-name="P22"/>
      <text:p text:style-name="P23"><text:span text:style-name="T3">3) A simple Dictionary (named length.db)to store the length of each document in the corpus and another simple Dictionary (named query_corpus.db) to store all unique words that have been used by the users so far and the number of times they have been used.</text:span></text:p>
      <text:p text:style-name="P23"/>
      <text:p text:style-name="P23"><text:span text:style-name="T4">By Dictionary, it must be noted that we mean Python Dictionaries which are actually hash tables. Though index construction may take time (in our case 9 minutes), it is worth the time taken because <text:s/>python dictionaries offer O(1) retrieval and search time. Since we need some kind of persistent storage to store the python dictionaries, <text:s/>a module called Shelve used. Shelve is used to store python objects ( more accurately, python dictionaries) in memory. Whenever they need to be used, we call a shelve.open() method to load the dictionary into RAM. <text:s/></text:span></text:p>
      <text:p text:style-name="P23"/>
      <text:p text:style-name="P23"><text:span text:style-name="T4">Motivations for using the respective Data Structures :</text:span></text:p>
      <text:list xml:id="list7061593777676087722" text:style-name="L1">
        <text:list-item>
          <text:p text:style-name="P4">Dictionary2.db ( dictionary of dictionaries) : <text:s/><text:span text:style-name="T5">The main purpose of this dictinary is to store all documents ( and their corresponding tf-idf scores) corresponding to each unique word in the corpus. When a user query is submitted, the list of documents corresponding to each query is retrieved and the cosine score is calculated to rank the documents ( more information in assumptions/design section). A dicitionary of lists could be used </text:span><text:span text:style-name="T6">in the place </text:span><text:soft-page-break/><text:span text:style-name="T6">of dictionary of dictionaries, but a list offers O(logn) retrieval time where as a dictionary offers O(1) retrieval time. Therefore for a given word, the score of that word corresponding to any given document can be retrieved in O(1) time with the use of dictinary of dictionaries. A draw back is that Dictionary of Dictionaries take more space than dictionary of lists. (Note, by Dictionary of Dictionaries, we mean that the key is a word and the corresponding value is another dictionary (whose keys are document names and values are document scores).</text:span></text:p>
        </text:list-item>
        <text:list-item>
          <text:p text:style-name="P4"><text:span text:style-name="T13">Length2.db ( simple dictionary) :</text:span><text:span text:style-name="T6"> The purpose of this dictionary is to store length of each document in the corpus. In vector space ranking each document can be considered a vector with number of dimensions equal to number of unique word in the document, and weight of each word being the tf-idf score of that document wrt that word. We need length of document to normalize the vector scores obtained. But it is simply infeasible to calcullate length of a document every time a query is made. Therefore this simple dictionary stores lengths of all documents (calculated before hand)</text:span></text:p>
        </text:list-item>
        <text:list-item>
          <text:p text:style-name="P4"><text:span text:style-name="T13">query_corpus.db ( simple dictionary) : </text:span><text:span text:style-name="T6">The purpose of this dictionary is to store all the query words that have been used by the user so far, and the number of times each of the word has been used. This information is of use when offering suggestions to the user if they commit a spelling mistake.</text:span></text:p>
        </text:list-item>
        <text:list-item>
          <text:p text:style-name="P5"><text:span text:style-name="T13">Titles.db ( dictionary of sets) : </text:span><text:span text:style-name="T6">The purpose of this dictionary is similar to that of Dictionary2.db. This dictionary stores all the unique words that appear in titles of each do</text:span><text:span text:style-name="T7">cument in the corpus and the value of each such word is a set of all documents containing that word. Unlike Dicitionary2.db we don’t need to store the tf-idf scores or count, because this is mainly used for boolean retrieval. Sets are used instead of lists because pythong sets offer a much faster intersectin timecomplexity (O(min(len(s), len(t))) without using any algorithm. More over, using sets we need not worry about duplicate values while building the index. </text:span><text:span text:style-name="T6"><text:s/></text:span></text:p>
        </text:list-item>
      </text:list>
      <text:p text:style-name="P6"><text:span text:style-name="T6"/></text:p>
      <text:p text:style-name="P6"><text:span text:style-name="T7">The preProcessing has taken around </text:span><text:span text:style-name="T14">9 minutes</text:span><text:span text:style-name="T7">, but we believe it’s worth the time taken because of how clean and fast the code is for extracting documents corresponding to a user’s query. </text:span><text:span text:style-name="T12">As can be seen this class is very important because it performs all the pre-processing for us. </text:span></text:p>
      <text:p text:style-name="P6"><text:span text:style-name="T12"/></text:p>
      <text:p text:style-name="P16"><text:span text:style-name="T5">The algorithm for PreProcsesing is as follows:</text:span></text:p>
      <text:p text:style-name="P16">For Dictionary2.db:</text:p>
      <text:p text:style-name="P16"/>
      <text:list xml:id="list7969550548580855703" text:style-name="L5">
        <text:list-item>
          <text:p text:style-name="P17"><text:span text:style-name="T5">For each document in list of documents</text:span></text:p>
          <text:list>
            <text:list-item>
              <text:p text:style-name="P17"><text:span text:style-name="T5">For each word in the document</text:span></text:p>
              <text:list>
                <text:list-item>
                  <text:p text:style-name="P17"><text:span text:style-name="T5">If the word is not present in Dictionary2.db:</text:span></text:p>
                  <text:list>
                    <text:list-item>
                      <text:p text:style-name="P17"><text:span text:style-name="T5">Add it to the dictionary. Initialize the value of that key to { documentName : 0}</text:span></text:p>
                    </text:list-item>
                  </text:list>
                </text:list-item>
                <text:list-item>
                  <text:p text:style-name="P17"><text:span text:style-name="T5">else</text:span></text:p>
                  <text:list>
                    <text:list-item>
                      <text:p text:style-name="P17"><text:span text:style-name="T5">if the document is already present in the word’s posting list</text:span></text:p>
                      <text:list>
                        <text:list-item>
                          <text:p text:style-name="P17"><text:span text:style-name="T5">Increment the value corresponding to the document</text:span></text:p>
                        </text:list-item>
                      </text:list>
                    </text:list-item>
                    <text:list-item>
                      <text:p text:style-name="P17"><text:span text:style-name="T5">else</text:span></text:p>
                      <text:list>
                        <text:list-item>
                          <text:p text:style-name="P17"><text:span text:style-name="T5">update the dictionary corresponding the word to also inclue the key,value pair {documentName : 0}</text:span></text:p>
                        </text:list-item>
                      </text:list>
                    </text:list-item>
                  </text:list>
                </text:list-item>
              </text:list>
            </text:list-item>
          </text:list>
        </text:list-item>
        <text:list-item>
          <text:p text:style-name="P17"><text:span text:style-name="T5">For each key in dictionary2.db:</text:span></text:p>
          <text:list>
            <text:list-item>
              <text:p text:style-name="P17"><text:span text:style-name="T5">For each document in the value of the key</text:span></text:p>
              <text:list>
                <text:list-item>
                  <text:p text:style-name="P17"><text:span text:style-name="T5">Calculate the tf-idf score (according to lnc) and update the value of that document</text:span></text:p>
                </text:list-item>
              </text:list>
            </text:list-item>
          </text:list>
        </text:list-item>
      </text:list>
      <text:p text:style-name="P16"><text:span text:style-name="T5"/></text:p>
      <text:p text:style-name="P16">For Length2.db:</text:p>
      <text:list xml:id="list7081810874504945656" text:style-name="L6">
        <text:list-item>
          <text:p text:style-name="P24">For each document in corpus</text:p>
          <text:list>
            <text:list-item>
              <text:p text:style-name="P24">For each word in Dictionary2.db</text:p>
              <text:list>
                <text:list-item>
                  <text:p text:style-name="P24"><text:soft-page-break/>If document is present in the postingList of the word</text:p>
                  <text:list>
                    <text:list-item>
                      <text:p text:style-name="P24">append to a list , unique to each document that contains its tf-idf scores wrt to all the words that are present in it , the if-idf score of that word wrt that document</text:p>
                    </text:list-item>
                  </text:list>
                </text:list-item>
                <text:list-item>
                  <text:p text:style-name="P24">calculate the length of document considering it as a vector and its dimensions as those in the list.</text:p>
                </text:list-item>
                <text:list-item>
                  <text:p text:style-name="P24">Update Length2.db to contain the key,value pair {document : vectorLength}</text:p>
                </text:list-item>
              </text:list>
            </text:list-item>
          </text:list>
        </text:list-item>
      </text:list>
      <text:p text:style-name="P16">For titles.db:</text:p>
      <text:list xml:id="list915788834481514390" text:style-name="L7">
        <text:list-item>
          <text:p text:style-name="P26">For each document in db</text:p>
          <text:list>
            <text:list-item>
              <text:p text:style-name="P26">For each word in name of the docuemtn</text:p>
              <text:list>
                <text:list-item>
                  <text:p text:style-name="P26">if the word is already present in titles.db</text:p>
                  <text:list>
                    <text:list-item>
                      <text:p text:style-name="P26">append document to the posting list of word</text:p>
                    </text:list-item>
                  </text:list>
                </text:list-item>
                <text:list-item>
                  <text:p text:style-name="P26">else</text:p>
                  <text:list>
                    <text:list-item>
                      <text:p text:style-name="P26">update titles.db to contain the key, value pair { word : set([document]) }</text:p>
                    </text:list-item>
                  </text:list>
                </text:list-item>
              </text:list>
            </text:list-item>
          </text:list>
        </text:list-item>
      </text:list>
      <text:p text:style-name="P25"/>
      <text:p text:style-name="P25">query_corpus.db is filled each time a query is given by the user and it is not considered as pre-processing.</text:p>
      <text:list xml:id="list223651926605182" text:continue-list="list7081810874504945656" text:style-name="L6">
        <text:list-item>
          <text:list>
            <text:list-item>
              <text:list>
                <text:list-item>
                  <text:list>
                    <text:list-header>
                      <text:p text:style-name="P24"><text:s/></text:p>
                    </text:list-header>
                  </text:list>
                </text:list-item>
              </text:list>
            </text:list-item>
          </text:list>
        </text:list-item>
      </text:list>
      <text:p text:style-name="P6"><text:span text:style-name="T7"/></text:p>
      <text:p text:style-name="P6"><text:span text:style-name="T7">We discuss more about class Searcher and class EditDistance in the following section. </text:span></text:p>
      <text:p text:style-name="P6"><text:span text:style-name="T7"/></text:p>
      <text:p text:style-name="P6"><text:span text:style-name="T14">Design/Assumptions : </text:span></text:p>
      <text:p text:style-name="P6"><text:span text:style-name="T5"/></text:p>
      <text:p text:style-name="P6"><text:span text:style-name="T7">Precision/Recall of any Information Retrieval system depends on the assumptions that have been made while retrieving the documents. We have made some assumptions and put some restrictions in place that we belive are meaningful.</text:span></text:p>
      <text:p text:style-name="P6"><text:span text:style-name="T7"/></text:p>
      <text:p text:style-name="P7"><text:span text:style-name="T7">First and foremost has been the inclusion of stemming over lemmatization. It has been proven that though lemmatization performs a more accurate normalization, stemming is much less expensive and offers nearly as much gain as lemmatization does. Nltk.porterStemmer() has been used to stem and normalize the data.</text:span></text:p>
      <text:p text:style-name="P7"><text:span text:style-name="T7"/></text:p>
      <text:p text:style-name="P8"><text:span text:style-name="T8">Let us now discuss the most important section of this section. That is, the algorithm to rank the retrieved documents :</text:span></text:p>
      <text:p text:style-name="P8"><text:span text:style-name="T8"><text:s/></text:span></text:p>
      <text:list xml:id="list1909289528421427573" text:style-name="L4">
        <text:list-item>
          <text:p text:style-name="P14"><text:span text:style-name="T8">C</text:span><text:span text:style-name="T5">heck if the user has given importance of each word in the query. If yes, use those weights. Otherwise use ltc method to calculate the importance of each word <text:s/>and remove contribution from stopwords.</text:span></text:p>
        </text:list-item>
        <text:list-item>
          <text:p text:style-name="P14"><text:span text:style-name="T5">If score of any query word was found to be zero AND if the query word was not a stop word, use EditDistance class to find out top 5 suggestions and disply it to the user.</text:span></text:p>
          <text:p text:style-name="P14"><text:span text:style-name="T5"/></text:p>
        </text:list-item>
      </text:list>
      <text:list xml:id="list8601380444389337899" text:style-name="L2">
        <text:list-item>
          <text:p text:style-name="P9"><text:span text:style-name="T5">Use lnc.ltc method for performing the vector space ranking. Retrieve the top 20 documents.</text:span></text:p>
        </text:list-item>
        <text:list-item>
          <text:p text:style-name="P9"><text:span text:style-name="T5">Perform a boolean retrieval for the same query. If the number of documents retrieved is <text:s/>more than ten, ignore them. </text:span></text:p>
        </text:list-item>
        <text:list-item>
          <text:p text:style-name="P9"><text:span text:style-name="T5">Perform a boolean retrieval for the same query on “titles.db”. If the number of documents is more than ten, ignore them. </text:span></text:p>
        </text:list-item>
        <text:list-item>
          <text:p text:style-name="P9"><text:span text:style-name="T5">Combine the above two results. If there are any documents common in both the results obtained from the first step and this step, remove them from the results obtained from the first step.</text:span></text:p>
        </text:list-item>
        <text:list-item>
          <text:p text:style-name="P9"><text:span text:style-name="T5">Display the title and boolean results first. Then display the </text:span><text:span text:style-name="T9">retrieved vector space ranked documents in the order of their scores.</text:span></text:p>
        </text:list-item>
      </text:list>
      <text:p text:style-name="P10"><text:span text:style-name="T9"/></text:p>
      <text:p text:style-name="P11"><text:soft-page-break/><text:span text:style-name="T5">The only deviation from the standard ranked retieval model are steps 2, 3 and 4. The assumption is that any document obtained from boolean retrieval ( if the number of results is less than 10 in a corpus of over 600 document) is pretty rare and is more likely to contain the information teh user needs. Another assumption is that the words in title of a document describe the document as effectively as the words inside the document. Therefore any title that contains all the words of the query is definitely more relevant than other documents. </text:span></text:p>
      <text:p text:style-name="P11"><text:span text:style-name="T5"/></text:p>
      <text:p text:style-name="P11"><text:span text:style-name="T5">Another minor design assumption is the usage of only words used previous by the user in his/her queries to offer suggestions. A more robust method would have been to use the whole set of english words to offers suggestions, but the memory and time cost make the method simply unfeasible.</text:span></text:p>
      <text:p text:style-name="P11"><text:span text:style-name="T5"/></text:p>
      <text:p text:style-name="P13"><text:span text:style-name="T5">Another major restriction that has been imposed was in case of stop-words. There are about 19 words in our corpus that appear in more than 500 documents of our corpus. As such, their importance to the document ranking should be minimal. The following are the list of words that we consider stop words:</text:span></text:p>
      <text:p text:style-name="P13"><text:span text:style-name="T5">a</text:span></text:p>
      <text:p text:style-name="P13"><text:span text:style-name="T5">as</text:span></text:p>
      <text:p text:style-name="P13"><text:span text:style-name="T5">at</text:span></text:p>
      <text:p text:style-name="P13"><text:span text:style-name="T5">an</text:span></text:p>
      <text:p text:style-name="P13"><text:span text:style-name="T5">be</text:span></text:p>
      <text:p text:style-name="P13"><text:span text:style-name="T5">the</text:span></text:p>
      <text:p text:style-name="P13"><text:span text:style-name="T5">that</text:span></text:p>
      <text:p text:style-name="P13"><text:span text:style-name="T5">on</text:span></text:p>
      <text:p text:style-name="P13"><text:span text:style-name="T5">of</text:span></text:p>
      <text:p text:style-name="P13"><text:span text:style-name="T5">to</text:span></text:p>
      <text:p text:style-name="P13"><text:span text:style-name="T5">and</text:span></text:p>
      <text:p text:style-name="P13"><text:span text:style-name="T5">in</text:span></text:p>
      <text:p text:style-name="P13"><text:span text:style-name="T5">is</text:span></text:p>
      <text:p text:style-name="P13"><text:span text:style-name="T5">it</text:span></text:p>
      <text:p text:style-name="P13"><text:span text:style-name="T5">with</text:span></text:p>
      <text:p text:style-name="P13"><text:span text:style-name="T5">from</text:span></text:p>
      <text:p text:style-name="P13"><text:span text:style-name="T5">for</text:span></text:p>
      <text:p text:style-name="P13"><text:span text:style-name="T5">but</text:span></text:p>
      <text:p text:style-name="P13"><text:span text:style-name="T5"/></text:p>
      <text:p text:style-name="P13"><text:span text:style-name="T5">When we encounter such a word while calculating scores for each document, the contribution of such word was automatically made zero. But such words were not removed from the corpus, because of the following reason. We believe in offering the user as much power over the search as can be given. While the algorithm to determine relative importance of the words in queries (ltc) is tested and proven </text:span><text:span text:style-name="T11">algorithm, it is undeniable that there are times when a user knows more about his information need than we do. Therefore we provide the users an opportunity to tell us how much importance to give to each word. In the case that the user gives impotance to a stop word, then our algorithm wouldn’t face a problem becasue all documents corresponding to that word are still present in our index. </text:span></text:p>
      <text:p text:style-name="P11"><text:span text:style-name="T5"/></text:p>
      <text:p text:style-name="P12"><text:span text:style-name="T5">Average retrieval time for any query was found to be </text:span><text:span text:style-name="T10">0.015961375 seconds. </text:span></text:p>
      <text:p text:style-name="P15"/>
      <text:p text:style-name="P12"><text:span text:style-name="T10"/></text:p>
      <text:p text:style-name="P12"><text:span text:style-name="T10"/></text:p>
      <text:p text:style-name="P22"><text:span text:style-name="T3"><text:s text:c="2"/></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20:17:32.042793646</meta:creation-date>
    <dc:date>2017-10-02T22:36:50.391977437</dc:date>
    <meta:editing-duration>PT13S</meta:editing-duration>
    <meta:editing-cycles>1</meta:editing-cycles>
    <meta:document-statistic meta:table-count="0" meta:image-count="0" meta:object-count="0" meta:page-count="5" meta:paragraph-count="96" meta:word-count="1909" meta:character-count="11167" meta:non-whitespace-character-count="9267"/>
    <meta:generator>LibreOffice/5.1.6.2$Linux_X86_64 LibreOffice_project/10m0$Build-2</meta:generator>
  </office:meta>
</office:document-meta>
</file>